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32d" officeooo:paragraph-rsid="0011932d"/>
    </style:style>
    <style:style style:name="P2" style:family="paragraph" style:parent-style-name="Standard">
      <style:paragraph-properties fo:text-align="center" style:justify-single-word="false"/>
      <style:text-properties officeooo:rsid="0011932d" officeooo:paragraph-rsid="0011932d"/>
    </style:style>
    <style:style style:name="P3" style:family="paragraph" style:parent-style-name="Standard">
      <style:paragraph-properties fo:text-align="start" style:justify-single-word="false"/>
      <style:text-properties officeooo:rsid="0011932d" officeooo:paragraph-rsid="0011932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932d" officeooo:paragraph-rsid="0011932d" style:font-size-asian="10.5pt" style:font-weight-asian="normal" style:font-size-complex="12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UME Mathieu</text:p>
      <text:p text:style-name="P1">PELMOINE Remi</text:p>
      <text:p text:style-name="P2"><text:tab/><text:span text:style-name="T1">TP1</text:span></text:p>
      <text:p text:style-name="P3"/>
      <text:p text:style-name="P4">1) p = 3, q = 7</text:p>
      <text:p text:style-name="P4"><text:tab/>n = pq </text:p>
      <text:p text:style-name="P4"><text:tab/>n = 3*7</text:p>
      <text:p text:style-name="P4"><text:tab/>n = 21</text:p>
      <text:p text:style-name="P4"><text:tab/></text:p>
      <text:p text:style-name="P4"><text:tab/>phi(n) <text:s/>= ( p - 1 )( q - 1 )</text:p>
      <text:p text:style-name="P4"><text:tab/><text:tab/>= ( 3 - 1 ) (7 – 1 )</text:p>
      <text:p text:style-name="P4"><text:tab/><text:tab/>= 21 – 3 – 7 + 1</text:p>
      <text:p text:style-name="P4"><text:tab/><text:tab/>= 12 </text:p>
      <text:p text:style-name="P4"/>
      <text:p text:style-name="P4">2) <text:s text:c="3"/>c <text:s text:c="2"/>= M^e mod n</text:p>
      <text:p text:style-name="P4"><text:tab/>= 2⁵ mod 21</text:p>
      <text:p text:style-name="P4"><text:tab/>= 32 mod 21</text:p>
      <text:p text:style-name="P4"><text:tab/>= 11</text:p>
      <text:p text:style-name="P4"/>
      <text:p text:style-name="P4">3) <text:s text:c="2"/>M = c^d mod n</text:p>
      <text:p text:style-name="P4"><text:s text:c="11"/>= 3 ⁵ mod 21</text:p>
      <text:p text:style-name="P4"><text:s text:c="11"/>= 243 mod 21</text:p>
      <text:p text:style-name="P4"><text:s text:c="11"/>= 12</text:p>
      <text:p text:style-name="P4"/>
      <text:p text:style-name="P4">4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08:03:50.962410414</meta:creation-date>
    <dc:date>2017-05-12T09:53:09.555232464</dc:date>
    <meta:editing-duration>PT1H34M5S</meta:editing-duration>
    <meta:editing-cycles>1</meta:editing-cycles>
    <meta:document-statistic meta:table-count="0" meta:image-count="0" meta:object-count="0" meta:page-count="1" meta:paragraph-count="21" meta:word-count="84" meta:character-count="276" meta:non-whitespace-character-count="152"/>
    <meta:generator>LibreOffice/4.3.3.2$Linux_X86_64 LibreOffice_project/430m0$Build-2</meta:generator>
  </office:meta>
</office:document-meta>
</file>